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Normal" style:family="paragraph">
      <style:text-properties style:font-name-complex="Mangal" style:font-size-complex="10.5pt"/>
    </style:style>
    <style:style style:name="P3" style:parent-style-name="Normal" style:family="paragraph">
      <style:text-properties style:font-name-complex="Mangal" style:font-size-complex="10.5pt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</office:automatic-styles>
  <office:body>
    <office:text text:use-soft-page-breaks="true">
      <text:p text:style-name="P1">1. Create a<text:s/>plot showing GDD like the example below for selected Canadian cities.</text:p>
      <text:p text:style-name="Textbody">My program<text:s/>shows the daily record, average, and actual temperatures for three cities (St. John, Toronto, Montreal) in 2015. The default view includes a discrete graph of the temperatures, but a smoothed representation can be selected.</text:p>
      <text:p text:style-name="Textbody">Because of testing my program,<text:s/>I<text:s/>had to consider temperature. In the next version I will consider GDD.</text:p>
      <text:p text:style-name="Textbody">This version is the first version. <text:s/></text:p>
      <text:p text:style-name="P2"/>
      <text:p text:style-name="P3">Farhad</text:p>
      <text:section text:name="Sect1" text:style-name="S1">
        <text:p text:style-name="Textbody"/>
      </text:section>
      <text:section text:name="Sect2" text:style-name="S2"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rhad Kazemi</dc:creator>
    <meta:creation-date>2016-06-07T21:02:00Z</meta:creation-date>
    <dc:date>2016-06-08T04:53:00Z</dc:date>
    <meta:template xlink:href="Normal.dotm" xlink:type="simple"/>
    <meta:editing-cycles>4</meta:editing-cycles>
    <meta:editing-duration>PT720S</meta:editing-duration>
    <meta:document-statistic meta:page-count="1" meta:paragraph-count="1" meta:word-count="69" meta:character-count="466" meta:row-count="3" meta:non-whitespace-character-count="398"/>
  </office:meta>
</office:document-meta>
</file>